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ext_20_body">
      <style:text-properties officeooo:rsid="0096564d" officeooo:paragraph-rsid="0096564d"/>
    </style:style>
    <style:style style:name="P34" style:family="paragraph" style:parent-style-name="Title">
      <style:text-properties officeooo:rsid="001f6bc7" officeooo:paragraph-rsid="0020ff3b"/>
    </style:style>
    <style:style style:name="P35"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6"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7"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7"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8"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49" style:family="paragraph" style:parent-style-name="Text_20_body">
      <style:paragraph-properties fo:margin-left="1.251cm" fo:margin-right="0cm" fo:text-indent="0cm" style:auto-text-indent="false"/>
      <style:text-properties officeooo:rsid="00589df8" officeooo:paragraph-rsid="00589df8"/>
    </style:style>
    <style:style style:name="P50" style:family="paragraph" style:parent-style-name="Text_20_body">
      <style:paragraph-properties fo:margin-left="1.251cm" fo:margin-right="0cm" fo:text-indent="0cm" style:auto-text-indent="false"/>
      <style:text-properties officeooo:rsid="0021269f" officeooo:paragraph-rsid="0021269f"/>
    </style:style>
    <style:style style:name="P51" style:family="paragraph" style:parent-style-name="Text_20_body">
      <style:paragraph-properties fo:margin-left="1.251cm" fo:margin-right="0cm" fo:text-indent="0cm" style:auto-text-indent="false"/>
      <style:text-properties officeooo:rsid="0061bbbf" officeooo:paragraph-rsid="0061bbbf"/>
    </style:style>
    <style:style style:name="P52" style:family="paragraph" style:parent-style-name="Text_20_body">
      <style:paragraph-properties fo:margin-left="1.251cm" fo:margin-right="0cm" fo:text-indent="0cm" style:auto-text-indent="false"/>
      <style:text-properties officeooo:rsid="00630794" officeooo:paragraph-rsid="00630794"/>
    </style:style>
    <style:style style:name="P53" style:family="paragraph" style:parent-style-name="Text_20_body">
      <style:paragraph-properties fo:margin-left="1.251cm" fo:margin-right="0cm" fo:text-indent="0cm" style:auto-text-indent="false"/>
      <style:text-properties officeooo:rsid="00850bb7" officeooo:paragraph-rsid="00850bb7"/>
    </style:style>
    <style:style style:name="P54" style:family="paragraph" style:parent-style-name="Text_20_body">
      <style:paragraph-properties fo:margin-left="1.251cm" fo:margin-right="0cm" fo:text-indent="0cm" style:auto-text-indent="false"/>
      <style:text-properties officeooo:rsid="00908509" officeooo:paragraph-rsid="00908509"/>
    </style:style>
    <style:style style:name="P55" style:family="paragraph" style:parent-style-name="Text_20_body">
      <style:paragraph-properties fo:margin-left="1.251cm" fo:margin-right="0cm" fo:text-indent="0cm" style:auto-text-indent="false"/>
      <style:text-properties officeooo:rsid="00936d75" officeooo:paragraph-rsid="00936d75"/>
    </style:style>
    <style:style style:name="P56" style:family="paragraph" style:parent-style-name="Text_20_body">
      <style:paragraph-properties fo:margin-left="1.251cm" fo:margin-right="0cm" fo:text-indent="0cm" style:auto-text-indent="false"/>
      <style:text-properties officeooo:rsid="0096564d" officeooo:paragraph-rsid="0096564d"/>
    </style:style>
    <style:style style:name="P57" style:family="paragraph" style:parent-style-name="Text_20_body" style:list-style-name="L1">
      <style:text-properties officeooo:rsid="006f43de" officeooo:paragraph-rsid="006f43de"/>
    </style:style>
    <style:style style:name="P58" style:family="paragraph" style:parent-style-name="Text_20_body" style:list-style-name="L1">
      <style:text-properties officeooo:rsid="0096564d" officeooo:paragraph-rsid="0096564d"/>
    </style:style>
    <style:style style:name="P59" style:family="paragraph" style:parent-style-name="Text_20_body" style:list-style-name="L1">
      <style:text-properties fo:color="#000000" fo:font-weight="normal" officeooo:rsid="0096564d" officeooo:paragraph-rsid="0096564d" style:font-weight-asian="normal" style:font-weight-complex="normal"/>
    </style:style>
    <style:style style:name="P60" style:family="paragraph" style:parent-style-name="Text_20_body" style:list-style-name="L1">
      <style:text-properties fo:color="#000000" fo:font-weight="normal" officeooo:rsid="008e9cd1" officeooo:paragraph-rsid="008e9cd1" style:font-weight-asian="normal" style:font-weight-complex="normal"/>
    </style:style>
    <style:style style:name="P61" style:family="paragraph" style:parent-style-name="Text_20_body" style:list-style-name="L1">
      <style:text-properties fo:color="#000000" fo:font-weight="normal" officeooo:rsid="0096b3e0" officeooo:paragraph-rsid="0096b3e0" style:font-weight-asian="normal" style:font-weight-complex="normal"/>
    </style:style>
    <style:style style:name="P62" style:family="paragraph" style:parent-style-name="Text_20_body" style:list-style-name="L1">
      <style:text-properties fo:color="#000000" officeooo:rsid="009be295" officeooo:paragraph-rsid="009be295"/>
    </style:style>
    <style:style style:name="P63" style:family="paragraph" style:parent-style-name="Text_20_body" style:list-style-name="L1">
      <style:text-properties officeooo:rsid="00983bf9" officeooo:paragraph-rsid="00983bf9"/>
    </style:style>
    <style:style style:name="P64" style:family="paragraph" style:parent-style-name="Text_20_body" style:list-style-name="L1">
      <style:text-properties officeooo:rsid="006f9f7d" officeooo:paragraph-rsid="006f9f7d"/>
    </style:style>
    <style:style style:name="P65" style:family="paragraph" style:parent-style-name="Text_20_body" style:list-style-name="L1">
      <style:text-properties officeooo:rsid="008e9cd1" officeooo:paragraph-rsid="008e9cd1"/>
    </style:style>
    <style:style style:name="P66" style:family="paragraph" style:parent-style-name="Text_20_body" style:list-style-name="L1">
      <style:text-properties officeooo:rsid="007093b7" officeooo:paragraph-rsid="007093b7"/>
    </style:style>
    <style:style style:name="P67" style:family="paragraph" style:parent-style-name="Text_20_body">
      <style:text-properties officeooo:rsid="009c0405" officeooo:paragraph-rsid="009c0405"/>
    </style:style>
    <style:style style:name="P68"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69" style:family="paragraph" style:parent-style-name="Heading_20_1">
      <style:text-properties officeooo:rsid="00280e97" officeooo:paragraph-rsid="00280e97"/>
    </style:style>
    <style:style style:name="P70" style:family="paragraph" style:parent-style-name="Heading_20_1">
      <style:text-properties officeooo:rsid="001f6bc7" officeooo:paragraph-rsid="0020ff3b"/>
    </style:style>
    <style:style style:name="P71" style:family="paragraph" style:parent-style-name="Heading_20_1">
      <style:text-properties officeooo:rsid="006f43de" officeooo:paragraph-rsid="006f43de"/>
    </style:style>
    <style:style style:name="P72" style:family="paragraph" style:parent-style-name="Heading_20_2">
      <style:text-properties officeooo:paragraph-rsid="005aa742"/>
    </style:style>
    <style:style style:name="P73" style:family="paragraph" style:parent-style-name="Heading_20_2">
      <style:text-properties officeooo:rsid="0053fbd6" officeooo:paragraph-rsid="0053fbd6"/>
    </style:style>
    <style:style style:name="P74" style:family="paragraph" style:parent-style-name="Heading_20_2">
      <style:text-properties officeooo:rsid="002600ac" officeooo:paragraph-rsid="005ad44d"/>
    </style:style>
    <style:style style:name="P75" style:family="paragraph" style:parent-style-name="Heading_20_2">
      <style:text-properties officeooo:rsid="002600ac" officeooo:paragraph-rsid="002600ac"/>
    </style:style>
    <style:style style:name="P76" style:family="paragraph" style:parent-style-name="Heading_20_2">
      <style:text-properties officeooo:rsid="001f6bc7" officeooo:paragraph-rsid="0020ff3b"/>
    </style:style>
    <style:style style:name="P77" style:family="paragraph" style:parent-style-name="Heading_20_2">
      <style:text-properties officeooo:rsid="0020ff3b" officeooo:paragraph-rsid="0020ff3b"/>
    </style:style>
    <style:style style:name="P78" style:family="paragraph" style:parent-style-name="Heading_20_2">
      <style:text-properties officeooo:rsid="0052d86c" officeooo:paragraph-rsid="0052d86c"/>
    </style:style>
    <style:style style:name="P79" style:family="paragraph" style:parent-style-name="Heading_20_2">
      <style:text-properties officeooo:rsid="0021269f" officeooo:paragraph-rsid="0021269f"/>
    </style:style>
    <style:style style:name="P80" style:family="paragraph" style:parent-style-name="Heading_20_2">
      <style:text-properties officeooo:rsid="002186b6" officeooo:paragraph-rsid="002186b6"/>
    </style:style>
    <style:style style:name="P81" style:family="paragraph" style:parent-style-name="Heading_20_2">
      <style:text-properties officeooo:rsid="0024460c" officeooo:paragraph-rsid="0024460c"/>
    </style:style>
    <style:style style:name="P82" style:family="paragraph" style:parent-style-name="Heading_20_2">
      <style:text-properties officeooo:rsid="00276a62" officeooo:paragraph-rsid="00276a62"/>
    </style:style>
    <style:style style:name="P83" style:family="paragraph" style:parent-style-name="Heading_20_2">
      <style:text-properties officeooo:rsid="004a2229" officeooo:paragraph-rsid="004a2229"/>
    </style:style>
    <style:style style:name="P84" style:family="paragraph" style:parent-style-name="Heading_20_2">
      <style:text-properties officeooo:rsid="0076ef1e" officeooo:paragraph-rsid="0076ef1e"/>
    </style:style>
    <style:style style:name="P85" style:family="paragraph" style:parent-style-name="Heading_20_3">
      <style:text-properties officeooo:rsid="0061bbbf" officeooo:paragraph-rsid="0061bbbf"/>
    </style:style>
    <style:style style:name="P86" style:family="paragraph" style:parent-style-name="Heading_20_3">
      <style:text-properties officeooo:rsid="0067df56" officeooo:paragraph-rsid="0067df56"/>
    </style:style>
    <style:style style:name="P87"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fo:font-weight="bold" officeooo:rsid="009bd211" style:font-weight-asian="bold" style:font-weight-complex="bold"/>
    </style:style>
    <style:style style:name="T27" style:family="text">
      <style:text-properties fo:font-weight="bold" officeooo:rsid="009bd8b7" style:font-weight-asian="bold" style:font-weight-complex="bold"/>
    </style:style>
    <style:style style:name="T28" style:family="text">
      <style:text-properties officeooo:rsid="0021269f"/>
    </style:style>
    <style:style style:name="T29" style:family="text">
      <style:text-properties fo:font-weight="normal" style:font-weight-asian="normal" style:font-weight-complex="normal"/>
    </style:style>
    <style:style style:name="T30" style:family="text">
      <style:text-properties fo:font-weight="normal" officeooo:rsid="0021269f" style:font-weight-asian="normal" style:font-weight-complex="normal"/>
    </style:style>
    <style:style style:name="T31" style:family="text">
      <style:text-properties fo:font-weight="normal" officeooo:rsid="002186b6" style:font-weight-asian="normal" style:font-weight-complex="normal"/>
    </style:style>
    <style:style style:name="T32" style:family="text">
      <style:text-properties fo:font-weight="normal" officeooo:rsid="0020ff3b" style:font-weight-asian="normal" style:font-weight-complex="normal"/>
    </style:style>
    <style:style style:name="T33" style:family="text">
      <style:text-properties fo:font-weight="normal" officeooo:rsid="002a85e9" style:font-weight-asian="normal" style:font-weight-complex="normal"/>
    </style:style>
    <style:style style:name="T34" style:family="text">
      <style:text-properties fo:font-weight="normal" officeooo:rsid="003bac52" style:font-weight-asian="normal" style:font-weight-complex="normal"/>
    </style:style>
    <style:style style:name="T35" style:family="text">
      <style:text-properties fo:font-weight="normal" officeooo:rsid="003cf963" style:font-weight-asian="normal" style:font-weight-complex="normal"/>
    </style:style>
    <style:style style:name="T36" style:family="text">
      <style:text-properties fo:font-weight="normal" officeooo:rsid="003e4cc4" style:font-weight-asian="normal" style:font-weight-complex="normal"/>
    </style:style>
    <style:style style:name="T37" style:family="text">
      <style:text-properties fo:font-weight="normal" officeooo:rsid="004403bf" style:font-weight-asian="normal" style:font-weight-complex="normal"/>
    </style:style>
    <style:style style:name="T38" style:family="text">
      <style:text-properties fo:font-weight="normal" officeooo:rsid="0046442c" style:font-weight-asian="normal" style:font-weight-complex="normal"/>
    </style:style>
    <style:style style:name="T39" style:family="text">
      <style:text-properties fo:font-weight="normal" officeooo:rsid="0048f100" style:font-weight-asian="normal" style:font-weight-complex="normal"/>
    </style:style>
    <style:style style:name="T40" style:family="text">
      <style:text-properties fo:font-weight="normal" officeooo:rsid="0025cc9c" style:font-weight-asian="normal" style:font-weight-complex="normal"/>
    </style:style>
    <style:style style:name="T41" style:family="text">
      <style:text-properties fo:font-weight="normal" officeooo:rsid="0055aff0" style:font-weight-asian="normal" style:font-weight-complex="normal"/>
    </style:style>
    <style:style style:name="T42" style:family="text">
      <style:text-properties fo:font-weight="normal" officeooo:rsid="005a70c5" style:font-weight-asian="normal" style:font-weight-complex="normal"/>
    </style:style>
    <style:style style:name="T43" style:family="text">
      <style:text-properties fo:font-weight="normal" officeooo:rsid="0061bbbf" style:font-weight-asian="normal" style:font-weight-complex="normal"/>
    </style:style>
    <style:style style:name="T44" style:family="text">
      <style:text-properties fo:font-weight="normal" officeooo:rsid="0075c8d7" style:font-weight-asian="normal" style:font-weight-complex="normal"/>
    </style:style>
    <style:style style:name="T45" style:family="text">
      <style:text-properties fo:font-weight="normal" officeooo:rsid="00845383" style:font-weight-asian="normal" style:font-weight-complex="normal"/>
    </style:style>
    <style:style style:name="T46" style:family="text">
      <style:text-properties fo:font-weight="normal" officeooo:rsid="007141c4" style:font-weight-asian="normal" style:font-weight-complex="normal"/>
    </style:style>
    <style:style style:name="T47" style:family="text">
      <style:text-properties fo:font-weight="normal" officeooo:rsid="008de831" style:font-weight-asian="normal" style:font-weight-complex="normal"/>
    </style:style>
    <style:style style:name="T48" style:family="text">
      <style:text-properties fo:font-weight="normal" officeooo:rsid="0072e650" style:font-weight-asian="normal" style:font-weight-complex="normal"/>
    </style:style>
    <style:style style:name="T49" style:family="text">
      <style:text-properties fo:font-weight="normal" officeooo:rsid="008e9cd1" style:font-weight-asian="normal" style:font-weight-complex="normal"/>
    </style:style>
    <style:style style:name="T50" style:family="text">
      <style:text-properties officeooo:rsid="0025cc9c"/>
    </style:style>
    <style:style style:name="T51" style:family="text">
      <style:text-properties officeooo:rsid="0029186e"/>
    </style:style>
    <style:style style:name="T52" style:family="text">
      <style:text-properties fo:text-shadow="none" fo:font-weight="bold" officeooo:rsid="0029186e" style:font-weight-asian="bold" style:font-weight-complex="bold"/>
    </style:style>
    <style:style style:name="T53" style:family="text">
      <style:text-properties fo:text-shadow="none" fo:font-weight="bold" officeooo:rsid="003cf963" style:font-weight-asian="bold" style:font-weight-complex="bold"/>
    </style:style>
    <style:style style:name="T54" style:family="text">
      <style:text-properties fo:text-shadow="none" fo:font-weight="bold" officeooo:rsid="0041190a" style:font-weight-asian="bold" style:font-weight-complex="bold"/>
    </style:style>
    <style:style style:name="T55" style:family="text">
      <style:text-properties fo:text-shadow="none" fo:font-weight="bold" officeooo:rsid="0052eeb8" style:font-weight-asian="bold" style:font-weight-complex="bold"/>
    </style:style>
    <style:style style:name="T56" style:family="text">
      <style:text-properties fo:text-shadow="none" fo:font-weight="normal" officeooo:rsid="0029186e" style:font-weight-asian="normal" style:font-weight-complex="normal"/>
    </style:style>
    <style:style style:name="T57" style:family="text">
      <style:text-properties fo:text-shadow="none" fo:font-weight="normal" officeooo:rsid="003cf963" style:font-weight-asian="normal" style:font-weight-complex="normal"/>
    </style:style>
    <style:style style:name="T58" style:family="text">
      <style:text-properties fo:text-shadow="none" fo:font-weight="normal" officeooo:rsid="0041190a" style:font-weight-asian="normal" style:font-weight-complex="normal"/>
    </style:style>
    <style:style style:name="T59" style:family="text">
      <style:text-properties fo:text-shadow="none" fo:font-weight="normal" officeooo:rsid="004131ce" style:font-weight-asian="normal" style:font-weight-complex="normal"/>
    </style:style>
    <style:style style:name="T60" style:family="text">
      <style:text-properties fo:text-shadow="none" fo:font-weight="normal" officeooo:rsid="00460e4b" style:font-weight-asian="normal" style:font-weight-complex="normal"/>
    </style:style>
    <style:style style:name="T61" style:family="text">
      <style:text-properties fo:text-shadow="none" fo:font-weight="normal" officeooo:rsid="0052eeb8" style:font-weight-asian="normal" style:font-weight-complex="normal"/>
    </style:style>
    <style:style style:name="T62" style:family="text">
      <style:text-properties officeooo:rsid="002a85e9"/>
    </style:style>
    <style:style style:name="T63" style:family="text">
      <style:text-properties officeooo:rsid="002a8b6e"/>
    </style:style>
    <style:style style:name="T64" style:family="text">
      <style:text-properties officeooo:rsid="002b7d28"/>
    </style:style>
    <style:style style:name="T65" style:family="text">
      <style:text-properties officeooo:rsid="002d9e09"/>
    </style:style>
    <style:style style:name="T66" style:family="text">
      <style:text-properties officeooo:rsid="002f1909"/>
    </style:style>
    <style:style style:name="T67" style:family="text">
      <style:text-properties officeooo:rsid="00310d04"/>
    </style:style>
    <style:style style:name="T68" style:family="text">
      <style:text-properties officeooo:rsid="0031b555"/>
    </style:style>
    <style:style style:name="T69" style:family="text">
      <style:text-properties officeooo:rsid="0034bff9"/>
    </style:style>
    <style:style style:name="T70" style:family="text">
      <style:text-properties officeooo:rsid="003604b0"/>
    </style:style>
    <style:style style:name="T71" style:family="text">
      <style:text-properties officeooo:rsid="0038987f"/>
    </style:style>
    <style:style style:name="T72" style:family="text">
      <style:text-properties officeooo:rsid="0039918c"/>
    </style:style>
    <style:style style:name="T73" style:family="text">
      <style:text-properties officeooo:rsid="003bac52"/>
    </style:style>
    <style:style style:name="T74" style:family="text">
      <style:text-properties fo:background-color="transparent" loext:char-shading-value="0"/>
    </style:style>
    <style:style style:name="T75" style:family="text">
      <style:text-properties officeooo:rsid="003bac52" fo:background-color="transparent" loext:char-shading-value="0"/>
    </style:style>
    <style:style style:name="T76" style:family="text">
      <style:text-properties officeooo:rsid="004403bf"/>
    </style:style>
    <style:style style:name="T77" style:family="text">
      <style:text-properties officeooo:rsid="00451acc"/>
    </style:style>
    <style:style style:name="T78" style:family="text">
      <style:text-properties officeooo:rsid="004cecd8"/>
    </style:style>
    <style:style style:name="T79" style:family="text">
      <style:text-properties officeooo:rsid="004d3959"/>
    </style:style>
    <style:style style:name="T80" style:family="text">
      <style:text-properties officeooo:rsid="004e7e99"/>
    </style:style>
    <style:style style:name="T81" style:family="text">
      <style:text-properties officeooo:rsid="004f3972"/>
    </style:style>
    <style:style style:name="T82" style:family="text">
      <style:text-properties officeooo:rsid="0050b148"/>
    </style:style>
    <style:style style:name="T83" style:family="text">
      <style:text-properties officeooo:rsid="00516d8e"/>
    </style:style>
    <style:style style:name="T84" style:family="text">
      <style:text-properties officeooo:rsid="0052d86c"/>
    </style:style>
    <style:style style:name="T85" style:family="text">
      <style:text-properties officeooo:rsid="0052eeb8"/>
    </style:style>
    <style:style style:name="T86" style:family="text">
      <style:text-properties officeooo:rsid="005654a2"/>
    </style:style>
    <style:style style:name="T87" style:family="text">
      <style:text-properties officeooo:rsid="005dd846"/>
    </style:style>
    <style:style style:name="T88" style:family="text">
      <style:text-properties officeooo:rsid="0061bbbf"/>
    </style:style>
    <style:style style:name="T89" style:family="text">
      <style:text-properties officeooo:rsid="006390eb"/>
    </style:style>
    <style:style style:name="T90" style:family="text">
      <style:text-properties officeooo:rsid="00654569"/>
    </style:style>
    <style:style style:name="T91" style:family="text">
      <style:text-properties officeooo:rsid="006b48c4"/>
    </style:style>
    <style:style style:name="T92" style:family="text">
      <style:text-properties officeooo:rsid="006f9f7d"/>
    </style:style>
    <style:style style:name="T93" style:family="text">
      <style:text-properties officeooo:rsid="007093b7"/>
    </style:style>
    <style:style style:name="T94" style:family="text">
      <style:text-properties officeooo:rsid="0073886d"/>
    </style:style>
    <style:style style:name="T95" style:family="text">
      <style:text-properties style:text-underline-style="solid" style:text-underline-width="auto" style:text-underline-color="font-color" officeooo:rsid="004cecd8"/>
    </style:style>
    <style:style style:name="T96" style:family="text">
      <style:text-properties style:text-underline-style="solid" style:text-underline-width="auto" style:text-underline-color="font-color" officeooo:rsid="004d3959"/>
    </style:style>
    <style:style style:name="T97" style:family="text">
      <style:text-properties style:text-underline-style="solid" style:text-underline-width="auto" style:text-underline-color="font-color" officeooo:rsid="008c0118"/>
    </style:style>
    <style:style style:name="T98" style:family="text">
      <style:text-properties style:text-underline-style="solid" style:text-underline-width="auto" style:text-underline-color="font-color" officeooo:rsid="008f1753"/>
    </style:style>
    <style:style style:name="T99" style:family="text">
      <style:text-properties officeooo:rsid="0076ef1e"/>
    </style:style>
    <style:style style:name="T100" style:family="text">
      <style:text-properties officeooo:rsid="007c4884"/>
    </style:style>
    <style:style style:name="T101" style:family="text">
      <style:text-properties officeooo:rsid="007c795a"/>
    </style:style>
    <style:style style:name="T102" style:family="text">
      <style:text-properties officeooo:rsid="007e3d29"/>
    </style:style>
    <style:style style:name="T103" style:family="text">
      <style:text-properties officeooo:rsid="007e503c"/>
    </style:style>
    <style:style style:name="T104" style:family="text">
      <style:text-properties officeooo:rsid="00850bb7"/>
    </style:style>
    <style:style style:name="T105" style:family="text">
      <style:text-properties officeooo:rsid="008641c2"/>
    </style:style>
    <style:style style:name="T106" style:family="text">
      <style:text-properties officeooo:rsid="0087a857"/>
    </style:style>
    <style:style style:name="T107" style:family="text">
      <style:text-properties officeooo:rsid="00892848"/>
    </style:style>
    <style:style style:name="T108" style:family="text">
      <style:text-properties officeooo:rsid="008b1f56"/>
    </style:style>
    <style:style style:name="T109" style:family="text">
      <style:text-properties officeooo:rsid="008c0118"/>
    </style:style>
    <style:style style:name="T110" style:family="text">
      <style:text-properties officeooo:rsid="008de831"/>
    </style:style>
    <style:style style:name="T111" style:family="text">
      <style:text-properties fo:color="#800000" fo:font-weight="bold" style:font-weight-asian="bold" style:font-weight-complex="bold"/>
    </style:style>
    <style:style style:name="T112" style:family="text">
      <style:text-properties fo:color="#800000" fo:font-weight="bold" officeooo:rsid="008e9cd1" style:font-weight-asian="bold" style:font-weight-complex="bold"/>
    </style:style>
    <style:style style:name="T113" style:family="text">
      <style:text-properties officeooo:rsid="008f1753"/>
    </style:style>
    <style:style style:name="T114" style:family="text">
      <style:text-properties officeooo:rsid="00908509"/>
    </style:style>
    <style:style style:name="T115" style:family="text">
      <style:text-properties officeooo:rsid="00914f9a"/>
    </style:style>
    <style:style style:name="T116" style:family="text">
      <style:text-properties officeooo:rsid="0096564d"/>
    </style:style>
    <style:style style:name="T117" style:family="text">
      <style:text-properties fo:color="#000000" fo:font-weight="bold" style:font-weight-asian="bold" style:font-weight-complex="bold"/>
    </style:style>
    <style:style style:name="T118" style:family="text">
      <style:text-properties fo:color="#000000" fo:font-weight="bold" officeooo:rsid="0096564d" style:font-weight-asian="bold" style:font-weight-complex="bold"/>
    </style:style>
    <style:style style:name="T119" style:family="text">
      <style:text-properties fo:color="#000000" fo:font-weight="bold" officeooo:rsid="008e9cd1" style:font-weight-asian="bold" style:font-weight-complex="bold"/>
    </style:style>
    <style:style style:name="T120" style:family="text">
      <style:text-properties fo:color="#000000" fo:font-weight="bold" officeooo:rsid="009bd211" style:font-weight-asian="bold" style:font-weight-complex="bold"/>
    </style:style>
    <style:style style:name="T121" style:family="text">
      <style:text-properties fo:color="#000000" fo:font-weight="bold" officeooo:rsid="009bd8b7" style:font-weight-asian="bold" style:font-weight-complex="bold"/>
    </style:style>
    <style:style style:name="T122" style:family="text">
      <style:text-properties officeooo:rsid="0097206a"/>
    </style:style>
    <style:style style:name="T123" style:family="text">
      <style:text-properties officeooo:rsid="009d97c7"/>
    </style:style>
    <style:style style:name="T124" style:family="text">
      <style:text-properties officeooo:rsid="009ea4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Framework Lym</text:p>
      <text:h text:style-name="P69"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70"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4">Lo sviluppo sarà effettuato col linguaggio PHP 7.2 per avere comunque una tecnologia sufficientemente versatile per poter realizzare un framework sufficientemente interessant</text:span><text:span text:style-name="T75">e. </text:span>Il nome Lym è stato liberamente ispirato e anche se ci sono alcuni conflitti con progetti esistenti non sembrano essercene in maniera problematica. <text:span text:style-name="T28">Per il momento il framework sarà mantenuto closed source. Se possibile le varie funzionalità richieste saranno analizzate per provvedere alla migliore soluzione possibile in termini di supporto del framework.</text:span></text:p>
      <text:h text:style-name="P70"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50">Le classi di Lym avranno tutte come prefisso nel nome della classe la lettera </text:span><text:span text:style-name="T9">L</text:span><text:span text:style-name="T40"> </text:span><text:span text:style-name="T41">tranne la classe Lym</text:span><text:span text:style-name="T50">. Le classi di Lym per comodità non avranno un namespace e saranno tutte incluse automaticamente. Si cercherà di limitarne in numero anche se in certi casi si tratterà di classi piuttosto corpose, come la classe Lym stessa.</text:span></text:p>
      <text:h text:style-name="P72" text:outline-level="2">External Framework <text:span text:style-name="T86">(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62">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lym_framework_path”</text:span><text:span text:style-name="T33"> </text:span><text:span text:style-name="T37">e di default avrà il valore “../lym_framework/”</text:span><text:span text:style-name="T62">. E' l'unico parametro che è consentito variare in quello script.</text:span></text:p>
      <text:h text:style-name="P73" text:outline-level="2">Framework and project execution <text:span text:style-name="T86">(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74" text:outline-level="2"><text:span text:style-name="T82">Execution</text:span> <text:span text:style-name="T77">mode (ok)</text:span></text:h>
      <text:p text:style-name="P22">Il framework potrà funzionare in modalità differenti esibendo dei comportamenti differenti per facilitare fasi di sviluppo differenti. <text:span text:style-name="T87">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82">maintenance</text:span></text:p>
      <text:p text:style-name="P11">- <text:span text:style-name="T82">framework_development</text:span></text:p>
      <text:p text:style-name="P11">- <text:span text:style-name="T82">development</text:span></text:p>
      <text:p text:style-name="P11">- <text:span text:style-name="T82">testing</text:span></text:p>
      <text:p text:style-name="P11"><text:soft-page-break/>- <text:span text:style-name="T82">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76" text:outline-level="2">Unit Testing <text:span text:style-name="T86">(ok)</text:span></text:h>
      <text:p text:style-name="P1">Il supporto allo unit testing con due cartelle dedicate : test e test_fast. I test potranno essere spostati da una cartella all'altra per velocizzare lo sviluppo utilizzando lo unit testing <text:span text:style-name="T51">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52"> </text:span><text:span text:style-name="T56">e richiamare uno script da linea di comando </text:span><text:span text:style-name="T61">(rispettivamente </text:span><text:span text:style-name="T55">run_tests.sh</text:span><text:span text:style-name="T61"> e </text:span><text:span text:style-name="T55">run_tests_fast.sh</text:span><text:span text:style-name="T61">) </text:span><text:span text:style-name="T56">o da pannello di controllo per la visualizzazione del risultato. </text:span><text:span text:style-name="T57">Le classi si chiameranno </text:span><text:span text:style-name="T54">L</text:span><text:span text:style-name="T53">TestCase</text:span><text:span text:style-name="T57"> (da cui ereditare per implementare I test e con all'interno i metodi per fare gli assert), </text:span><text:span text:style-name="T54">L</text:span><text:span text:style-name="T53">TestRunner</text:span><text:span text:style-name="T57"> (per spazzolare le cartelle e lanciare effettivamente i test) e </text:span><text:span text:style-name="T54">LA</text:span><text:span text:style-name="T53">ssert</text:span><text:span text:style-name="T57"> (da utilizzare come base per </text:span><text:span text:style-name="T58">L</text:span><text:span text:style-name="T57">TestCase per non riempire eccessivamente di codice TestCase). </text:span><text:span text:style-name="T59">In generale quando si fanno gli unit test vengono contati gli unit test (quindi le classi che ereditano da unit test) e le asserzioni, quindi alla fine viene stampato un riepilogo dei conteggi degli errori o degli ok. ES :</text:span></text:p>
      <text:p text:style-name="P1"><text:span text:style-name="T59">….......................................................................</text:span><text:span text:style-name="T60">F.........F.............F..............F........F...........</text:span></text:p>
      <text:p text:style-name="P9">12 UNIT TESTS, <text:span text:style-name="T76">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3">Per facilitare la lettura dei risultati l'elenco delle eccezioni e delle failures sarà visualizzata al termine del riepilogo generale dei test in modo da avere comunque una visualizzazione ordinata.</text:span></text:p>
      <text:h text:style-name="P76" text:outline-level="2">Class Loader <text:span text:style-name="T86">(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4"> si potranno personalizzare come al solito tramite config</text:span><text:span text:style-name="T32">. </text:span><text:span text:style-name="T33">I file delle classi dovranno avere estensione </text:span><text:span text:style-name="T10">.class.php</text:span><text:span text:style-name="T33"> o </text:span><text:span text:style-name="T10">.interface.php</text:span><text:span text:style-name="T33"> o </text:span><text:span text:style-name="T10">.trait.php</text:span><text:span text:style-name="T33"> , </text:span><text:span text:style-name="T44">ma anche queste saranno eventualmente </text:span><text:soft-page-break/><text:span text:style-name="T44">configurabili. Inizialmente i</text:span><text:span text:style-name="T35">l classloader sarà in grado di caricare solamente quelle classi che avranno lo stesso nome del file che le contiene </text:span><text:span text:style-name="T44">considerando un eventuale namespace</text:span><text:span text:style-name="T35">, pertanto file che contengono più classi potrebbero risultare alquanto problematici. </text:span><text:span text:style-name="T44">In una fase successiva si implementerà un supporto più avanzato che ispezionerà le classi in modo più approfondito</text:span><text:span text:style-name="T35"> </text:span><text:span text:style-name="T44">per ricercare le classi, le interfacce o i trait implementati. </text:span><text:span text:style-name="T35">In ogni caso sar</text:span><text:span text:style-name="T44">à presente una direttiva (una funzione) per effettuare l'inclusione di file dall'interno del progetto</text:span><text:span text:style-name="T35">. </text:span><text:span text:style-name="T36">Il classloader utilizzerà un pattern matching nella classe per sapere se appartiene ad un namespace oppure no, </text:span><text:span text:style-name="T44">ed in una fase successiva utilizzerà il pattern matching anche per interpretare il contenuto del file in modo approssimativo</text:span><text:span text:style-name="T36">. </text:span><text:span text:style-name="T44">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5">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77" text:outline-level="2">Host<text:span text:style-name="T28">name</text:span>/<text:span text:style-name="T28">Virtual Host</text:span> <text:span text:style-name="T28">B</text:span>ased Configuration <text:span text:style-name="T86">(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62">e sarà possibile accederci andando ad interrogare la classe </text:span><text:span text:style-name="T10">L</text:span><text:span text:style-name="T16">Config </text:span>. <text:span text:style-name="T28">Le cartelle di configurazione staranno nella cartella </text:span><text:span text:style-name="T8">config/</text:span><text:span text:style-name="T14">hostnames/</text:span><text:span text:style-name="T30"> nella sottocartella con nome corrispondente al nome host o al nome del virtual host, </text:span><text:span text:style-name="T33">quindi ad esempio, se il nome host è “prometeus”, la cartella sarà /config/</text:span><text:span text:style-name="T39">hostnames/</text:span><text:span text:style-name="T33">prometeus/</text:span><text:span text:style-name="T30">. </text:span><text:span text:style-name="T33">Il percorso si intende fatto partire dalla cartella root del progetto </text:span><text:span text:style-name="T35">e il nome sarà case sensitive.</text:span></text:p>
      <text:h text:style-name="P78" text:outline-level="2">Internal <text:span text:style-name="T114">default </text:span>configuration <text:span text:style-name="T86">(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5">e di aggiungere alla fine le variabili salvate come risultato del processo di inizializzazione</text:span>.</text:p>
      <text:p text:style-name="P24">Qui di seguito la configurazione interna (da rifinire) :</text:p>
      <text:p text:style-name="P67">{</text:p>
      <text:p text:style-name="P67"><text:soft-page-break/><text:s text:c="4"/>"defaults": {</text:p>
      <text:p text:style-name="P67"><text:s text:c="8"/>"execution_mode": {</text:p>
      <text:p text:style-name="P67"><text:s text:c="12"/>"maintenance": {</text:p>
      <text:p text:style-name="P67"><text:s text:c="16"/>"logging": {</text:p>
      <text:p text:style-name="P67"><text:s text:c="20"/>"type": "together-file",</text:p>
      <text:p text:style-name="P67"><text:s text:c="20"/>"min_level": "debug",</text:p>
      <text:p text:style-name="P67"><text:s text:c="20"/>"log_mode": "normal"</text:p>
      <text:p text:style-name="P67"><text:s text:c="16"/>},</text:p>
      <text:p text:style-name="P67"><text:s text:c="16"/>"urlmap": {</text:p>
      <text:p text:style-name="P67"><text:s text:c="20"/>"private_routes_visible": false</text:p>
      <text:p text:style-name="P67"><text:s text:c="16"/>},</text:p>
      <text:p text:style-name="P67"><text:s text:c="16"/>"template": {</text:p>
      <text:p text:style-name="P67"><text:s text:c="20"/>"auto_reload": true</text:p>
      <text:p text:style-name="P67"><text:s text:c="16"/>},</text:p>
      <text:p text:style-name="P67"><text:s text:c="16"/>"request" : {</text:p>
      <text:p text:style-name="P67"><text:s text:c="20"/>"route_handler_class" : "LMaintenanceRouteExecutor"</text:p>
      <text:p text:style-name="P67"><text:s text:c="16"/>}</text:p>
      <text:p text:style-name="P67"><text:s text:c="12"/>},</text:p>
      <text:p text:style-name="P67"><text:s text:c="12"/>"framework_development": {</text:p>
      <text:p text:style-name="P67"><text:s text:c="16"/>"logging": {</text:p>
      <text:p text:style-name="P67"><text:s text:c="20"/>"type": "output",</text:p>
      <text:p text:style-name="P67"><text:s text:c="20"/>"min_level": "debug"</text:p>
      <text:p text:style-name="P67"><text:s text:c="16"/>},</text:p>
      <text:p text:style-name="P67"><text:s text:c="16"/>"urlmap": {</text:p>
      <text:p text:style-name="P67"><text:s text:c="20"/>"private_routes_visible": true</text:p>
      <text:p text:style-name="P67"><text:s text:c="16"/>},</text:p>
      <text:p text:style-name="P67"><text:s text:c="16"/>"template": {</text:p>
      <text:p text:style-name="P67"><text:s text:c="20"/>"auto_reload": true</text:p>
      <text:p text:style-name="P67"><text:s text:c="16"/>},</text:p>
      <text:p text:style-name="P67"><text:s text:c="16"/>"misc" : {</text:p>
      <text:p text:style-name="P67"><text:s text:c="20"/>"errors" : {</text:p>
      <text:p text:style-name="P67"><text:soft-page-break/><text:s text:c="24"/>"log" : false,</text:p>
      <text:p text:style-name="P67"><text:s text:c="24"/>"display" : true</text:p>
      <text:p text:style-name="P67"><text:s text:c="20"/>}</text:p>
      <text:p text:style-name="P67"><text:s text:c="16"/>}</text:p>
      <text:p text:style-name="P67"><text:s text:c="12"/>},</text:p>
      <text:p text:style-name="P67"><text:s text:c="12"/>"development": {</text:p>
      <text:p text:style-name="P67"><text:s text:c="16"/>"logging": {</text:p>
      <text:p text:style-name="P67"><text:s text:c="20"/>"type": "distinct-file",</text:p>
      <text:p text:style-name="P67"><text:s text:c="20"/>"min_level": "debug"</text:p>
      <text:p text:style-name="P67"><text:s text:c="16"/>},</text:p>
      <text:p text:style-name="P67"><text:s text:c="16"/>"urlmap": {</text:p>
      <text:p text:style-name="P67"><text:s text:c="20"/>"private_routes_visible": true</text:p>
      <text:p text:style-name="P67"><text:s text:c="16"/>},</text:p>
      <text:p text:style-name="P67"><text:s text:c="16"/>"template": {</text:p>
      <text:p text:style-name="P67"><text:s text:c="20"/>"auto_reload": true</text:p>
      <text:p text:style-name="P67"><text:s text:c="16"/>},</text:p>
      <text:p text:style-name="P67"><text:s text:c="16"/>"misc" : {</text:p>
      <text:p text:style-name="P67"><text:s text:c="20"/>"errors" : {</text:p>
      <text:p text:style-name="P67"><text:s text:c="24"/>"display" : true</text:p>
      <text:p text:style-name="P67"><text:s text:c="20"/>}</text:p>
      <text:p text:style-name="P67"><text:s text:c="16"/>}</text:p>
      <text:p text:style-name="P67"><text:s text:c="12"/>},</text:p>
      <text:p text:style-name="P67"><text:s text:c="12"/>"testing": {</text:p>
      <text:p text:style-name="P67"><text:s text:c="16"/>"logging": {</text:p>
      <text:p text:style-name="P67"><text:s text:c="20"/>"type": "distinct-file",</text:p>
      <text:p text:style-name="P67"><text:s text:c="20"/>"min_level": "error"</text:p>
      <text:p text:style-name="P67"><text:s text:c="16"/>},</text:p>
      <text:p text:style-name="P67"><text:s text:c="16"/>"urlmap": {</text:p>
      <text:p text:style-name="P67"><text:s text:c="20"/>"private_routes_visible": false</text:p>
      <text:p text:style-name="P67"><text:s text:c="16"/>},</text:p>
      <text:p text:style-name="P67"><text:s text:c="16"/>"template": {</text:p>
      <text:p text:style-name="P67"><text:soft-page-break/><text:s text:c="20"/>"auto_reload": false</text:p>
      <text:p text:style-name="P67"><text:s text:c="16"/>},</text:p>
      <text:p text:style-name="P67"><text:s text:c="16"/>"misc" : { <text:s text:c="12"/></text:p>
      <text:p text:style-name="P67"><text:s text:c="20"/>"errors" : {</text:p>
      <text:p text:style-name="P67"><text:s text:c="24"/>"display" : true</text:p>
      <text:p text:style-name="P67"><text:s text:c="20"/>},</text:p>
      <text:p text:style-name="P67"><text:s text:c="20"/>"trace_enabled" : false,</text:p>
      <text:p text:style-name="P67"><text:s text:c="20"/>"debug_enabled" : false</text:p>
      <text:p text:style-name="P67"><text:s text:c="16"/>}</text:p>
      <text:p text:style-name="P67"><text:s text:c="12"/>},</text:p>
      <text:p text:style-name="P67"><text:s text:c="12"/>"production": {</text:p>
      <text:p text:style-name="P67"><text:s text:c="16"/>"logging": {</text:p>
      <text:p text:style-name="P67"><text:s text:c="20"/>"type": "distinct-file",</text:p>
      <text:p text:style-name="P67"><text:s text:c="20"/>"min_level": "error"</text:p>
      <text:p text:style-name="P67"><text:s text:c="16"/>},</text:p>
      <text:p text:style-name="P67"><text:s text:c="16"/>"urlmap": {</text:p>
      <text:p text:style-name="P67"><text:s text:c="20"/>"private_routes_visible": false</text:p>
      <text:p text:style-name="P67"><text:s text:c="16"/>},</text:p>
      <text:p text:style-name="P67"><text:s text:c="16"/>"template": {</text:p>
      <text:p text:style-name="P67"><text:s text:c="20"/>"auto_reload": false</text:p>
      <text:p text:style-name="P67"><text:s text:c="16"/>},</text:p>
      <text:p text:style-name="P67"><text:s text:c="16"/>"misc" : {</text:p>
      <text:p text:style-name="P67"><text:s text:c="20"/>"trace_enabled" : false,</text:p>
      <text:p text:style-name="P67"><text:s text:c="20"/>"debug_enabled" : false</text:p>
      <text:p text:style-name="P67"><text:s text:c="16"/>}</text:p>
      <text:p text:style-name="P67"><text:s text:c="12"/>}</text:p>
      <text:p text:style-name="P67"><text:s text:c="8"/>},</text:p>
      <text:p text:style-name="P67"><text:s text:c="8"/>"urlmap": {</text:p>
      <text:p text:style-name="P67"><text:s text:c="12"/>"static_routes_folder" : "urlmap/public/static/",</text:p>
      <text:p text:style-name="P67"><text:s text:c="12"/>"hash_db_routes_folder" : "urlmap/public/hash_db/",</text:p>
      <text:p text:style-name="P67"><text:s text:c="12"/>"private_routes_folder" : "urlmap/private/",</text:p>
      <text:p text:style-name="P67"><text:soft-page-break/><text:s text:c="12"/>"search_order": "hash_db,static",</text:p>
      <text:p text:style-name="P67"><text:s text:c="12"/>"special_folder_route": "_folder",</text:p>
      <text:p text:style-name="P67"><text:s text:c="12"/>"special_inherited_route": "_default",</text:p>
      <text:p text:style-name="P67"><text:s text:c="12"/>"special_truncate_route": "_stop",</text:p>
      <text:p text:style-name="P67"><text:s text:c="12"/>"ignore_missing_extends": false,</text:p>
      <text:p text:style-name="P67"><text:s text:c="12"/>"ignore_missing_imports": false,</text:p>
      <text:p text:style-name="P67"><text:s text:c="12"/>"validation_driver_class": "LRespectValidationDriver"</text:p>
      <text:p text:style-name="P67"><text:s text:c="8"/>},</text:p>
      <text:p text:style-name="P67"><text:s text:c="8"/>"template": {</text:p>
      <text:p text:style-name="P67"><text:s text:c="12"/>"source_factory_class": "LTwigTemplateSourceFactory",</text:p>
      <text:p text:style-name="P67"><text:s text:c="12"/>"root_folder": "template/",</text:p>
      <text:p text:style-name="P67"><text:s text:c="12"/>"cache_folder": "temp/cache/template/",</text:p>
      <text:p text:style-name="P67"><text:s text:c="12"/>"strict_variables": false,</text:p>
      <text:p text:style-name="P67"><text:s text:c="12"/>"autoescape" : "name",</text:p>
      <text:p text:style-name="P67"><text:s text:c="12"/>"import_into_variables": ["env", "env_string" , "output_string" ,"input", "input_string","session", "session_string","capture", "capture_string","parameters", "parameters_string" ,"urlmap", "urlmap_string","i18n","flags"],</text:p>
      <text:p text:style-name="P67"><text:s text:c="12"/>"extension_search_list" : [".html",".xhtml",".json",".twig"]</text:p>
      <text:p text:style-name="P67"><text:s text:c="8"/>},</text:p>
      <text:p text:style-name="P67"><text:s text:c="8"/>"logging": {</text:p>
      <text:p text:style-name="P67"><text:s text:c="12"/>"distinct-file": {</text:p>
      <text:p text:style-name="P67"><text:s text:c="16"/>"date_format": "d/m/Y H:i:s",</text:p>
      <text:p text:style-name="P67"><text:s text:c="16"/>"log_format": "[ {date} - {level_string} - {code} ] : {message}\n",</text:p>
      <text:p text:style-name="P67"><text:s text:c="16"/>"log_mode": "normal",</text:p>
      <text:p text:style-name="P67"><text:s text:c="16"/>"max_mb": 10,</text:p>
      <text:p text:style-name="P67"><text:s text:c="16"/>"log_folder": "logs/",</text:p>
      <text:p text:style-name="P67"><text:s text:c="16"/>"min_level": "debug"</text:p>
      <text:p text:style-name="P67"><text:s text:c="12"/>},</text:p>
      <text:p text:style-name="P67"><text:s text:c="12"/>"together-file": {</text:p>
      <text:p text:style-name="P67"><text:s text:c="16"/>"date_format": "d/m/Y H:i:s",</text:p>
      <text:p text:style-name="P67"><text:s text:c="16"/>"log_format": "[ {date} - {level_string} - {code} ] : {message}\n",</text:p>
      <text:p text:style-name="P67"><text:soft-page-break/><text:s text:c="16"/>"log_mode": "rolling",</text:p>
      <text:p text:style-name="P67"><text:s text:c="16"/>"max_mb": 10,</text:p>
      <text:p text:style-name="P67"><text:s text:c="16"/>"log_folder": "logs/",</text:p>
      <text:p text:style-name="P67"><text:s text:c="16"/>"min_level": "debug"</text:p>
      <text:p text:style-name="P67"><text:s text:c="12"/>},</text:p>
      <text:p text:style-name="P67"><text:s text:c="12"/>"db": {</text:p>
      <text:p text:style-name="P67"><text:s text:c="16"/>"log_mode": "normal",</text:p>
      <text:p text:style-name="P67"><text:s text:c="16"/>"connection_name": "default",</text:p>
      <text:p text:style-name="P67"><text:s text:c="16"/>"max_records": 1000000,</text:p>
      <text:p text:style-name="P67"><text:s text:c="16"/>"table_name": "logs",</text:p>
      <text:p text:style-name="P67"><text:s text:c="16"/>"min_level": "debug"</text:p>
      <text:p text:style-name="P67"><text:s text:c="12"/>},</text:p>
      <text:p text:style-name="P67"><text:s text:c="12"/>"output": {</text:p>
      <text:p text:style-name="P67"><text:s text:c="16"/>"min_level": "debug"</text:p>
      <text:p text:style-name="P67"><text:s text:c="12"/>}</text:p>
      <text:p text:style-name="P67"><text:s text:c="8"/>},</text:p>
      <text:p text:style-name="P67"><text:s text:c="8"/>"treemap": {</text:p>
      <text:p text:style-name="P67"><text:s text:c="12"/>"false_values": ["false", "null", "0", "no", 0, false, null]</text:p>
      <text:p text:style-name="P67"><text:s text:c="8"/>},</text:p>
      <text:p text:style-name="P67"><text:s text:c="8"/>"classloader": {</text:p>
      <text:p text:style-name="P67"><text:s text:c="12"/>"code_file_ends_with": [".class.php", ".interface.php", ".trait.php"],</text:p>
      <text:p text:style-name="P67"><text:s text:c="12"/>"framework_folder_list": ["lib/"],</text:p>
      <text:p text:style-name="P67"><text:s text:c="12"/>"project_folder_list": ["lib/", "urlmap/handlers/"],</text:p>
      <text:p text:style-name="P67"><text:s text:c="12"/>"map_cache_file_path": "temp/cache/classloader/map/classloader_map_cache.php",</text:p>
      <text:p text:style-name="P67"><text:s text:c="12"/>"class_cache_folder": "temp/cache/classloader/classes/",</text:p>
      <text:p text:style-name="P67"><text:s text:c="12"/>"cache_commented_call_list": ["LLog::debug", "LLog::info"],</text:p>
      <text:p text:style-name="P67"><text:s text:c="12"/>"skip_cache_route_list": [],</text:p>
      <text:p text:style-name="P67"><text:s text:c="12"/>"skip_cache_query_parameter": null</text:p>
      <text:p text:style-name="P67"><text:s text:c="8"/>},</text:p>
      <text:p text:style-name="P67"><text:s text:c="8"/>"request": {</text:p>
      <text:p text:style-name="P67"><text:s text:c="12"/>"input_source_list": ["files", "post", "get"],</text:p>
      <text:p text:style-name="P67"><text:soft-page-break/><text:s text:c="12"/>"route_handler_class" : "LDefaultRouteExecutor"</text:p>
      <text:p text:style-name="P67"><text:s text:c="8"/>},</text:p>
      <text:p text:style-name="P67"><text:s text:c="8"/>"exec": {</text:p>
      <text:p text:style-name="P67"><text:s text:c="12"/>"method_parameter_search_list": ["meta", "capture", "rel_input", "input", "rel_session", "session", "rel_output", "output", "default_value"]</text:p>
      <text:p text:style-name="P67"><text:s text:c="8"/>},</text:p>
      <text:p text:style-name="P67"><text:s text:c="8"/>"format": {</text:p>
      <text:p text:style-name="P67"><text:s text:c="12"/>"html": {</text:p>
      <text:p text:style-name="P67"><text:s text:c="16"/>"error_templates_folder": "errors/html/"</text:p>
      <text:p text:style-name="P67"><text:s text:c="12"/>},</text:p>
      <text:p text:style-name="P67"><text:s text:c="12"/>"json": {</text:p>
      <text:p text:style-name="P67"><text:s text:c="16"/>"encode_options": ["THROW_ON_ERROR"],</text:p>
      <text:p text:style-name="P67"><text:s text:c="16"/>"error_templates_folder": "errors/json/"</text:p>
      <text:p text:style-name="P67"><text:s text:c="12"/>},</text:p>
      <text:p text:style-name="P67"><text:s text:c="12"/>"default_error_format" : "html"</text:p>
      <text:p text:style-name="P67"><text:s text:c="8"/>},</text:p>
      <text:p text:style-name="P67"><text:s text:c="8"/>"session" : {</text:p>
      <text:p text:style-name="P67"><text:s text:c="8"/>},</text:p>
      <text:p text:style-name="P67"/>
      <text:p text:style-name="P67"><text:s text:c="8"/>"misc" : {</text:p>
      <text:p text:style-name="P67"><text:s text:c="12"/>"errors" : {</text:p>
      <text:p text:style-name="P67"><text:s text:c="16"/>"log" : true,</text:p>
      <text:p text:style-name="P67"><text:s text:c="16"/>"display" : false,</text:p>
      <text:p text:style-name="P67"><text:s text:c="16"/>"continue_on_errors" : false,</text:p>
      <text:p text:style-name="P67"><text:s text:c="16"/>"reporting" : {</text:p>
      <text:p text:style-name="P67"><text:s text:c="20"/>"error" : true,</text:p>
      <text:p text:style-name="P67"><text:s text:c="20"/>"warning" : true,</text:p>
      <text:p text:style-name="P67"><text:s text:c="20"/>"parse" : true,</text:p>
      <text:p text:style-name="P67"><text:s text:c="20"/>"notice" : true,</text:p>
      <text:p text:style-name="P67"><text:s text:c="20"/>"core_error" : true,</text:p>
      <text:p text:style-name="P67"><text:s text:c="20"/>"core_warning" : true,</text:p>
      <text:p text:style-name="P67"><text:soft-page-break/><text:s text:c="20"/>"compile_error" : true,</text:p>
      <text:p text:style-name="P67"><text:s text:c="20"/>"compile_warning" : true,</text:p>
      <text:p text:style-name="P67"><text:s text:c="20"/>"user_error" : true,</text:p>
      <text:p text:style-name="P67"><text:s text:c="20"/>"user_warning" : true,</text:p>
      <text:p text:style-name="P67"><text:s text:c="20"/>"user_notice" : true,</text:p>
      <text:p text:style-name="P67"><text:s text:c="20"/>"recoverable_error" : true</text:p>
      <text:p text:style-name="P67"><text:s text:c="16"/>}</text:p>
      <text:p text:style-name="P67"><text:s text:c="12"/>},</text:p>
      <text:p text:style-name="P67"><text:s text:c="12"/>"trace_enabled" : true,</text:p>
      <text:p text:style-name="P67"><text:s text:c="12"/>"debug_enabled" : true,</text:p>
      <text:p text:style-name="P67"><text:s text:c="12"/>"introspection_enabled" : true,</text:p>
      <text:p text:style-name="P67"><text:s text:c="12"/>"proc_folder": "proc/",</text:p>
      <text:p text:style-name="P67"><text:s text:c="12"/>"proc_extension": ".proc.php",</text:p>
      <text:p text:style-name="P67"><text:s text:c="12"/>"data_folder": "data/",</text:p>
      <text:p text:style-name="P67"><text:s text:c="12"/>"autofix_folder_permissions" : true,</text:p>
      <text:p text:style-name="P67"><text:s text:c="12"/>"wwwroot_folder" : "wwwroot/",</text:p>
      <text:p text:style-name="P67"><text:s text:c="12"/>"build" : 0</text:p>
      <text:p text:style-name="P67"><text:s text:c="8"/>},</text:p>
      <text:p text:style-name="P67"><text:s text:c="8"/>"i18n" : {</text:p>
      <text:p text:style-name="P67"><text:s text:c="12"/>"translations_root_folder" : "i18n/",</text:p>
      <text:p text:style-name="P67"><text:s text:c="12"/>"capture_lang_variable" : "lang",</text:p>
      <text:p text:style-name="P67"><text:s text:c="12"/>"session_lang_variable_path" : "/lang",</text:p>
      <text:p text:style-name="P67"><text:s text:c="12"/>"cookie_lang_variable" : "lang",</text:p>
      <text:p text:style-name="P67"><text:s text:c="12"/>"default_language" : "it",</text:p>
      <text:p text:style-name="P67"><text:s text:c="12"/>"cache_folder" : "temp/cache/i18n/",</text:p>
      <text:p text:style-name="P67"><text:s text:c="12"/>"override_default_lang" : true</text:p>
      <text:p text:style-name="P67"><text:s text:c="8"/>}</text:p>
      <text:p text:style-name="P67"><text:s text:c="4"/>}</text:p>
      <text:p text:style-name="P67">}</text:p>
      <text:p text:style-name="P32"/>
      <text:p text:style-name="P24"/>
      <text:h text:style-name="P79" text:outline-level="2"><text:soft-page-break/>Configuration Based Routing (<text:span text:style-name="T113">fatto</text:span>)</text:h>
      <text:h text:style-name="Heading_20_3" text:outline-level="3">Static routing <text:span text:style-name="T113">(fatto)</text:span></text:h>
      <text:p text:style-name="P50">Il routing delle varie chiamate web sarà effettuato tramite una cartella che conterrà le varie configurazioni (che si chiamerà probabilmente <text:span text:style-name="T4">url</text:span><text:span text:style-name="T7">map </text:span><text:span text:style-name="T43">con varie sottocartelle al suo interno</text:span>). Il formato della configurazione sarà <text:span text:style-name="T5">json</text:span> e sarà possibile collegare l'url a una classe php con metodo, <text:span text:style-name="T64">a una procedura</text:span> oppure linkare un'altra <text:span text:style-name="T24">url</text:span><text:span text:style-name="T7">map. </text:span><text:span text:style-name="T29">La configurazione supporterà concetti come l'ereditarietà, la decorazione, ecc …</text:span></text:p>
      <text:p text:style-name="P38">Sarà <text:span text:style-name="T64">anche </text:span>possibile effettuare la validazione dei dati passati come parametro con tipi predefiniti <text:span text:style-name="T64">e gestire eventuali validazioni di parametri che dovranno essere presenti in sessione in modo analogo</text:span>. <text:span text:style-name="T64">La validazione della sessione prevederà la possibilità di dichiarare dei valori che dovranno essere presenti nella sessione per consentire l'accesso a quella determinata route, ma lo stesso vale per i parametri in input. Esempio “completo” :</text:span></text:p>
      <text:p text:style-name="P40">{</text:p>
      <text:p text:style-name="P41"><text:tab/>“<text:span text:style-name="T65">exec</text:span>” : <text:span text:style-name="T88">{ </text:span></text:p>
      <text:p text:style-name="P41"><text:tab/><text:tab/><text:tab/>“/<text:span text:style-name="T115">my_begin_time</text:span>” : “/<text:span text:style-name="T65">time/begin_calc_time</text:span>”, <text:span text:style-name="T65">← esecuzione da proc, si indica il percorso del file</text:span></text:p>
      <text:p text:style-name="P41"><text:tab/><text:tab/><text:tab/>“/” : “<text:span text:style-name="T103">namespace</text:span>/<text:span text:style-name="T65">Sondaggio#crea_sondaggio</text:span>”, <text:span text:style-name="T65">←esecuzione da business_logic, si indica il nome della classe completo di namespace</text:span></text:p>
      <text:p text:style-name="P40"><text:tab/><text:tab/><text:tab/>“/<text:span text:style-name="T115">my_end_time</text:span>” : “/<text:span text:style-name="T65">time/end_calc_time</text:span>” <text:span text:style-name="T65">← esecuzione da proc</text:span></text:p>
      <text:p text:style-name="P46"><text:tab/><text:tab/>}</text:p>
      <text:p text:style-name="P40"><text:tab/>“<text:span text:style-name="T65">template</text:span>” : “/<text:span text:style-name="T67">html/nuovo_sondaggio</text:span>”, <text:span text:style-name="T66">← utilizzo del template dalla cartella dei template html, il formato viene riconosciuto in automatico</text:span></text:p>
      <text:p text:style-name="P42"><text:tab/>/* “<text:span text:style-name="T65">format</text:span>” : “<text:span text:style-name="T65">html</text:span>”, */ <text:span text:style-name="T65">←questo è implicito se si usa un template, serve solo “json” quando si vuole esplicitamente del json</text:span> </text:p>
      <text:p text:style-name="P39"><text:tab/>“<text:span text:style-name="T64">session” : {</text:span></text:p>
      <text:p text:style-name="P39"><text:tab/><text:tab/>“/<text:span text:style-name="T64">role” : “admin”, → normalizzato a {“value” : “admin”}</text:span></text:p>
      <text:p text:style-name="P39"><text:tab/><text:tab/>“/<text:span text:style-name="T64">level</text:span>” : <text:span text:style-name="T64">{</text:span></text:p>
      <text:p text:style-name="P43"><text:tab/><text:tab/><text:tab/>“<text:span text:style-name="T115">rules</text:span>” : “<text:span text:style-name="T115">Length(3,10)”</text:span></text:p>
      <text:p text:style-name="P43"><text:tab/><text:tab/><text:span text:style-name="T123">},</text:span></text:p>
      <text:p text:style-name="P39"><text:tab/><text:tab/>“/<text:span text:style-name="T64">status/profile</text:span>” : <text:span text:style-name="T64">{</text:span></text:p>
      <text:p text:style-name="P39"><text:tab/><text:tab/><text:tab/>“<text:span text:style-name="T115">rules</text:span>” : <text:span text:style-name="T106">[</text:span>“<text:span text:style-name="T115">NotBlank”,”IntVal”,”Between(3,10)</text:span>”<text:span text:style-name="T106">]</text:span></text:p>
      <text:p text:style-name="P43"><text:tab/><text:tab/><text:tab/>}</text:p>
      <text:p text:style-name="P43"><text:tab/><text:tab/>}</text:p>
      <text:p text:style-name="P43"><text:tab/>},</text:p>
      <text:p text:style-name="P44"><text:soft-page-break/><text:tab/>“<text:span text:style-name="T71">input</text:span>” : <text:span text:style-name="T71">{</text:span></text:p>
      <text:p text:style-name="P44"><text:tab/><text:tab/>– <text:span text:style-name="T71">vedi session, anche qui si possono controllare parametri annidati –</text:span></text:p>
      <text:p text:style-name="P45"><text:tab/>},</text:p>
      <text:p text:style-name="P44"><text:tab/>“<text:span text:style-name="T71">output</text:span>” : <text:span text:style-name="T71">{</text:span></text:p>
      <text:p text:style-name="P44"><text:tab/><text:tab/>“<text:span text:style-name="T88">main_menu</text:span>” : “-<text:span text:style-name="T122">&gt;internal/main_menu</text:span>”,</text:p>
      <text:p text:style-name="P44"><text:tab/><text:tab/>“<text:span text:style-name="T88">left_column</text:span>” : <text:span text:style-name="T88">[ </text:span>“<text:span text:style-name="T88">+:internal/left_col1</text:span>”,</text:p>
      <text:p text:style-name="P44"><text:tab/><text:tab/><text:tab/><text:tab/> <text:s text:c="4"/>“<text:span text:style-name="T88">+:internal/left_col2</text:span>”,</text:p>
      <text:p text:style-name="P44"><text:tab/><text:tab/><text:tab/><text:tab/> <text:s text:c="4"/>“<text:span text:style-name="T88">+:internal/left_col3</text:span>” <text:span text:style-name="T88">],</text:span></text:p>
      <text:p text:style-name="P44"><text:tab/><text:tab/>“<text:span text:style-name="T88">footer</text:span>” :<text:tab/>“<text:span text:style-name="T122">=static/footer_data</text:span>”</text:p>
      <text:p text:style-name="P45"><text:tab/>}</text:p>
      <text:p text:style-name="P44"/>
      <text:p text:style-name="P40">}</text:p>
      <text:p text:style-name="P39"/>
      <text:p text:style-name="P43">In questo esempio si pretende che sia presente la chiave “role” col valore di “admin” e che sia presente la chiave “<text:span text:style-name="T124">level</text:span>” con valore <text:span text:style-name="T124">di lunghezza </text:span>compreso tra 3 e 10 compresi e la chiave /status/<text:span text:style-name="T124">profile</text:span> con un valore che sia tra <text:span text:style-name="T124">3 e 10 compresi, quindi intero e non nullo</text:span>. </text:p>
      <text:p text:style-name="P47">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7">{</text:p>
      <text:p text:style-name="P47"><text:tab/>“<text:span text:style-name="T105">imports</text:span>” : “percorso_route_a_cui_si_vuole_linkare”,</text:p>
      <text:p text:style-name="P47"><text:tab/>“<text:span text:style-name="T105">extends</text:span>” : “<text:span text:style-name="T105">percorso_route_a_cui_si_vuole_linkare</text:span>”</text:p>
      <text:p text:style-name="P47">}</text:p>
      <text:p text:style-name="P48">Il sistema a quel punto riconosce automaticamente se si tratta di una route privata o pubblica, e lancia un errore nel caso la route sia valida per entrambe le tipologie.</text:p>
      <text:h text:style-name="P85" text:outline-level="3">Input and Session data validation <text:span text:style-name="T113">(fatto)</text:span></text:h>
      <text:p text:style-name="P51">Come accennato precedentemente sarà possibile effettuare la validazione dei dati in input e dei dati in sessione, con lo stesso formalismo : <text:span text:style-name="T106">si specifica il percorso della variabile e una serie di parametri di validazione</text:span>. Se la validazione non andrà a buon fine sarà lanciato un errore gestito poi in base alla modalità di esecuzione. <text:span text:style-name="T114">Al momento viene utilizzato Respect/Validation.</text:span></text:p>
      <text:h text:style-name="Heading_20_3" text:outline-level="3">Input and Session validation conditions (fatto)</text:h>
      <text:p text:style-name="P56">E' possibile specificare delle condizioni che vengono valutate rispetto alle variabili <text:soft-page-break/>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4">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16">fatto</text:span>)</text:h>
      <text:p text:style-name="P55">E' possibile utilizzare delle variabili all'interno dell'urlmap per ottenere dei parametri dell'environment</text:p>
      <text:h text:style-name="Heading_20_3" text:outline-level="3">Urlmap conditions (fatto)</text:h>
      <text:p text:style-name="P56">E' possibile specificare delle condizioni, in modo normale o in negativo, per la quale l'urlmap risulta proibita oppure valida.</text:p>
      <text:h text:style-name="P85" text:outline-level="3"><text:span text:style-name="T113">Exec</text:span> composition <text:span text:style-name="T113">(fatto)</text:span></text:h>
      <text:p text:style-name="P5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9">Le chiavi elencate in output sono in realtà dei percorsi, quindi possono essere nella forma “/chiave1/chiave2/chiaveecc” e i dati vengono salvati nella posizione specificata dal percorso all'interno della hashmap di output.</text:span></text:p>
      <text:h text:style-name="P86" text:outline-level="3">Route inheritance <text:span text:style-name="T104">and composition (fatto)</text:span></text:h>
      <text:p text:style-name="P53">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29">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Hashed routing</text:h>
      <text:p text:style-name="P49">Il framework avrà al suo interno un piccolo database di file hash sha1 che conterranno al <text:soft-page-break/>loro interno <text:span text:style-name="T90">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6">(da fare, forse sarà rimosso, non se ne vede l'utilità al momento)</text:span></text:h>
      <text:p text:style-name="P37">Sarà possibile implementare una classe per restituire il file di configurazione da utilizzare per la <text:span text:style-name="T103">url</text:span>map in modo da poter implementare svariati algoritmi per la gestione della <text:span text:style-name="T103">url</text:span>map in modo più flessibile. <text:span text:style-name="T86">Questo sarà fatto con gli handlers posti dentro la directory /urlmap/handlers/ e dichiarando nella config l'handler utilizzato.</text:span></text:p>
      <text:h text:style-name="Heading_20_2" text:outline-level="2">Procedural based programming support <text:span text:style-name="T86">(fatto)</text:span></text:h>
      <text:p text:style-name="P19">Sarà possibile avere delle routine in una cartella apposita chiamata <text:span text:style-name="T7">proc</text:span> (che sta per procedure) e i file avranno estensione <text:span text:style-name="T7">.proc.php .</text:span><text:span text:style-name="T29"> Queste procedure saranno delle semplici routine php senza classi all'interno (o con classi) ma nelle quali sarà possibile sostanzialmente fare un po' quel che si vuole. </text:span><text:span text:style-name="T42">In questo modo si agevolerà alcuni casi di programmazione procedurale che potrebbe essere agevole in alcune circostanze.</text:span></text:p>
      <text:h text:style-name="P79" text:outline-level="2">Command line support <text:span text:style-name="T86">(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1">Molte di queste features saranno embeddate nel framework. Si cercherà comunque di supportare l'esecuzione di script da linea di comando cercando un qualche tipo di compromesso con l'esecuzione via web. </text:span><text:span text:style-name="T38">Anche gli script per eseguire gli unit test saranno presenti da linea di comando. Gli script saranno inseriti nella cartella bin del progetto.</text:span></text:p>
      <text:h text:style-name="P79" text:outline-level="2">Path based library support <text:span text:style-name="T86">(da fare)</text:span></text:h>
      <text:p text:style-name="P2">Sarà presente una classe per aiutare nel componimento dei path. La classe si chiamerà per l'appunto <text:span text:style-name="T13">L</text:span><text:span text:style-name="T7">Path</text:span>. <text:span text:style-name="T73">Sarà poi presente una classe </text:span><text:span text:style-name="T13">LIO</text:span><text:span text:style-name="T34"> che servirà per avere l'elenco dei files o delle cartelle in una particolare directory.</text:span></text:p>
      <text:h text:style-name="P80" text:outline-level="2"><text:soft-page-break/>Abstract Database Support <text:span text:style-name="T86">(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70">e un metodo per sapere se una tabella esiste o meno, oltre alla possibilità di fare query libere</text:span>. Le query di modifica del database al momento non saranno prese in considerazione <text:span text:style-name="T70">e dovranno essere fatte tendenzialmente in altro modo all'esterno del software che si andrà a sviluppare (anche solo con degli script incrementali salvati in una apposita cartella e lanciati tramite l'apposito MySQL Workbench)</text:span>.</text:p>
      <text:h text:style-name="P80" text:outline-level="2">Active Record Support <text:span text:style-name="T86">(da fare)</text:span></text:h>
      <text:p text:style-name="P3">Sarà presente il supporto per active record, in modo da poter utilizzare delle classi con il pattern active record per la creazione, modifica e cancellazione di record da tabelle del database.</text:p>
      <text:h text:style-name="P80" text:outline-level="2">Session support <text:span text:style-name="T86">(da fare)</text:span></text:h>
      <text:p text:style-name="P3">Sarà presente il supporto alla sessione in modo da avere una comoda funzionalità di sessione. La gestione della sessione sarà in un qualche modo integrat<text:span text:style-name="T73">a</text:span> col routing in modo da poter supportare la presenza di aree riservate. <text:span text:style-name="T69">Si riutilizzerà eventualmente la vecchia classe di sessione già implementata nel caso si utilizzi il php come linguaggio di sviluppo del framework.</text:span></text:p>
      <text:h text:style-name="Heading_20_2" text:outline-level="2"><text:span text:style-name="T63">HTML/</text:span>JSON/<text:span text:style-name="T116">REDIRECT/FILE</text:span> api support <text:span text:style-name="T86">(fatto, quasi completamente)</text:span></text:h>
      <text:p text:style-name="P4">Si cercherà di costruire un supporto per ritornare da una chiamata http get o post (o anche da una chiamata da linea di comando) un JSON o un XML <text:span text:style-name="T92">(da valutare come farlo)</text:span>. Non è escluso un futuro supporto a YAML. <text:span text:style-name="T63">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3">'. In questo modo si riuscirà a distinguere i figli di un tag dai suoi attributi.</text:span></text:p>
      <text:h text:style-name="P81" text:outline-level="2">Reflection based parameter routing <text:span text:style-name="T86">(fatto)</text:span></text:h>
      <text:p text:style-name="P31"><text:span text:style-name="T33">I </text:span><text:span text:style-name="T29">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75" text:outline-level="2"><text:soft-page-break/>Log support : <text:span text:style-name="T83">file and DB (fatto)</text:span></text:h>
      <text:p text:style-name="P17">Il framework dovrà provvedere una o più classi per consentire la scrittura del log su database <text:span text:style-name="T84">o</text:span> su file. <text:span text:style-name="T72">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5">- <text:span text:style-name="T7">log.fatal.txt</text:span></text:p>
      <text:p text:style-name="P36">- log.error.txt</text:p>
      <text:p text:style-name="P36">- log.warning.txt</text:p>
      <text:p text:style-name="P36">- log.info.txt</text:p>
      <text:p text:style-name="P36">- log.debug.txt</text:p>
      <text:p text:style-name="P15">Per quanto riguarda il log, se non sarà specificato niente, in <text:span text:style-name="T80">modalità di </text:span>produzione il log utilizzerà il database, mentre in <text:span text:style-name="T80">modalità</text:span> di framework_debug stamperà su output, mentre in <text:span text:style-name="T80">modalità</text:span> di de<text:span text:style-name="T84">velopment</text:span> <text:span text:style-name="T84">e testing </text:span>stamperà nei log su file in formato txt. <text:span text:style-name="T80">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80">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81">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81">e anche in questo caso sarà usato l'handler per intercettare eventuali errori scatenati dal php</text:span>, warning saranno intercettati con apposito handler, info <text:span text:style-name="T81">anche questo con apposito handler per le notice, </text:span>e debug invece <text:span text:style-name="T81">non avrà handler annessi.</text:span> </text:p>
      <text:h text:style-name="P82" text:outline-level="2">Template support <text:span text:style-name="T86">(fatto)</text:span></text:h>
      <text:p text:style-name="P5">Il framework supporterà l'utilizzo di template nell<text:span text:style-name="T107">a fase di rendering delle urlmap</text:span>, utilizzando twig 2 <text:span text:style-name="T107">come motore di default</text:span>. <text:span text:style-name="T107">Sono presenti delle classi wrapper che hanno dei metodi factory che permettono di operare con I template.</text:span> Si sceglie twig 2 in quanto lo si considera sufficientemente maturo per lo scopo. <text:span text:style-name="T67">Sarà possibile utilizzare template per html, ma anche per json e per xml o per qualsivoglia formato sarà supportato. I template di quel formato staranno in una cartella che ne stabilisce il tipo, es “</text:span><text:span text:style-name="T12">html</text:span><text:span text:style-name="T67">”, “</text:span><text:span text:style-name="T12">json</text:span><text:span text:style-name="T67">” o “</text:span><text:span text:style-name="T12">html</text:span><text:span text:style-name="T67">” o “</text:span><text:span text:style-name="T12">xml</text:span><text:span text:style-name="T67">” all'interno della cartella “</text:span><text:span text:style-name="T12">template</text:span><text:span text:style-name="T67">”.</text:span></text:p>
      <text:h text:style-name="Heading_20_2" text:outline-level="2">Automatic template variables (fatto)</text:h>
      <text:p text:style-name="P33">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82" text:outline-level="2">Localization support <text:span text:style-name="T86">(da fare/progettare)</text:span></text:h>
      <text:p text:style-name="P5">Il framework dovrà avere il supporto per la localizzazione dei contenuti, sia semplici label contenute all'interno di files in formato .ini <text:span text:style-name="T68">(che quindi saranno visualizzate correttamente dai vari editor di testo)</text:span>, sia di contenuti veri e propri. <text:span text:style-name="T68">In base al formato il framework si comporterà diversamente. Al momento saranno supportati solo 2 formati : </text:span><text:span text:style-name="T11">.ini</text:span><text:span text:style-name="T68">,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91">utilizzando il formalismo di twig </text:span>e serviranno per avere delle variabili all'interno del testo localizzato. <text:span text:style-name="T91">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91"> di twig</text:span> <text:span text:style-name="T91">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83" text:outline-level="2">Sync/Async Task <text:span text:style-name="T86">(da fare/progettare)</text:span></text:h>
      <text:p text:style-name="P12">E' necessario che sia presente nel framework la capacità di eseguire task asincroni quando richiesto. Per fare questo si utilizzerà <text:span text:style-name="T95">se necessario</text:span><text:span text:style-name="T78"> </text:span>il comando fork in quanto il framework è pensato per funzionare solo in ambiente linux <text:span text:style-name="T78">(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9">potrebbe avvenire</text:span> in automatico alla fine di ogni risposta ad un browser web <text:span text:style-name="T99">o a una chiamata API </text:span>ma <text:span text:style-name="T99">eventualmente </text:span>potrà essere disattivata tramite config <text:span text:style-name="T78">o spostata all'inizio dell'esecuzione utilizzando una fork</text:span>. Saranno presenti <text:span text:style-name="T99">un</text:span> comand<text:span text:style-name="T99">o con più parametri</text:span>, <text:span text:style-name="T7">task.sh</text:span> che servir<text:span text:style-name="T99">à</text:span> per eseguire un task specifico o per eseguire uno dei task presenti in ordine temporale <text:span text:style-name="T99">oppure ancora per eliminare l'output di un task</text:span>. I dati dei task saranno salvati in una cartella task presente <text:span text:style-name="T99">in una sottocartella del</text:span> progetto. Le funzionalità necessarie all'esecuzione dei task saranno implementate in una classe LTask. <text:span text:style-name="T99">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99">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4">e</text:span>l PHP <text:span text:style-name="T116">(da fare)</text:span></text:h>
      <text:p text:style-name="P25">S<text:span text:style-name="T99">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99">, </text:span><text:span text:style-name="T22">output</text:span><text:span text:style-name="T99">, </text:span><text:span text:style-name="T22">ignore</text:span><text:span text:style-name="T99">, </text:span><text:span text:style-name="T22">terminate</text:span><text:span text:style-name="T99">).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9">la possibilità di stabilire quali messaggi far sputare al compilatore utilizzando una stringa che sarà valutata usando l'eval del PHP per ottenere il bitset con i flag per impostare l'output dei messaggi.</text:span></text:p>
      <text:p text:style-name="P25">- <text:span text:style-name="T99">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84" text:outline-level="2">Filtered Output <text:span text:style-name="T116">(parzialmente implementato)</text:span></text:h>
      <text:p text:style-name="P27">L'output dell'esecuzione dei comandi potrà essere filtrata in base alla modalità di esecuzione. La modalità di esecuzione determinerà il comportamento dell'output <text:span text:style-name="T100">filtrato</text:span>. <text:span text:style-name="T100">Il filtered output avrà concettualmente la funzione di veicolo per tutte quelle </text:span><text:span text:style-name="T23">notice/warning/error/fatal </text:span><text:span text:style-name="T100">scatenati dal compilatore ma anche per quelle </text:span><text:span text:style-name="T23">eccezioni non intercettate</text:span><text:span text:style-name="T100"> del programmatore.</text:span> <text:span text:style-name="T100">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101">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102">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83" text:outline-level="2">Gestione dei partials/widget <text:span text:style-name="T86">(fatto)</text:span></text:h>
      <text:p text:style-name="P12">Si desidera avere all'interno del framework la possibilità di usare comodamente dei partials o dei widget all'interno delle pagine. <text:span text:style-name="T108">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87"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9">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6">Per quanto riguarda il menù potrebbe essere renderizzato con una route privata che utilizza nell'exec un metodo che effettua il calcolo dei parametri del menù, </text:span><text:soft-page-break/><text:span text:style-name="T96">come template un template html e per ottenere eventualmente le informazioni necessarie a renderizzare correttamente il menù utilizza un capture posizionato nella pagina principale che viene quindi ereditato dalla route privata.</text:span></text:p>
      <text:h text:style-name="P87"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7">In questo caso si potrebbe mantenere l'elenco delle pagine in un file di dati, usare un template per renderizzarlo e importare questa route privata all'interno di un widget, che a sua volta verrebbe importato nella pagina in questione. </text:span><text:span text:style-name="T98">Il capture sarebbe ereditato anche nel widget del sottomenù che sarebbe quindi in grado di stabilire eventualmente come renderizzarsi grazie ad uno di questi parametri.</text:span></text:p>
      <text:h text:style-name="P87"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7">In questo caso si mantiene il template in un file separato e lo si può riutilizzare. Il contenuto potrebbe provenire in modo statico da un file o essere letto da un database tramite apposito metodo.</text:span></text:p>
      <text:h text:style-name="P87" text:outline-level="3">4. Widget di notizie meteo</text:h>
      <text:p text:style-name="P13">Si suppone di avere un pannello per le notizie meteo che mostri il meteo di una determinata città del giorno successivo, mostrando quindi un'icona che rappresenta sole/pioggia/<text:span text:style-name="T109">tempo </text:span>variabile con una relativa descrizione e un range di temperature minime/massime. I dati del meteo supponiamo siano letti tramite delle chiamate API lato server ad un servizio esterno. <text:span text:style-name="T97">In questo caso I dati potrebbero essere salvati in una cache su db, e il widget salvato in una route privata e richiamato all'occorrenza.</text:span></text:p>
      <text:p text:style-name="P14"/>
      <text:p text:style-name="P12"/>
      <text:h text:style-name="P71" text:outline-level="1">TODO – LIST (non necessariamente in questo ordine)</text:h>
      <text:list xml:id="list4202356970984918596" text:style-name="L1">
        <text:list-item>
          <text:p text:style-name="P57">Terminare l'implementazione di LLog con lettura dalla configurazione e inizializzazione sistema di logging <text:span text:style-name="T20">(fatto)</text:span></text:p>
        </text:list-item>
        <text:list-item>
          <text:p text:style-name="P57">Definizione del funzionamento del sistema di ereditarietà delle routes con specifiche più dettagliate in modo che sia possibile utilizzarle per l'implementazione <text:span text:style-name="T25">(fatto)</text:span></text:p>
        </text:list-item>
        <text:list-item>
          <text:p text:style-name="P57">Implementazione del sistema di gestione delle routes (varie parti)</text:p>
          <text:list>
            <text:list-item>
              <text:p text:style-name="P57">Route statiche <text:span text:style-name="T25">(fatto)</text:span></text:p>
            </text:list-item>
            <text:list-item>
              <text:p text:style-name="P57">Hash db <text:span text:style-name="T25">(fatto, manca il comando per gestirle)</text:span></text:p>
            </text:list-item>
            <text:list-item>
              <text:p text:style-name="P57"><text:soft-page-break/>Ereditarietà delle routes <text:span text:style-name="T25">(fatto)</text:span></text:p>
            </text:list-item>
            <text:list-item>
              <text:p text:style-name="P57">Controllo parametro in input <text:span text:style-name="T25">(fatto, usato Respect\Validator come motore per le rules)</text:span></text:p>
            </text:list-item>
            <text:list-item>
              <text:p text:style-name="P57">Controllo dei dati della sessione <text:span text:style-name="T25">(fatto)</text:span></text:p>
            </text:list-item>
            <text:list-item>
              <text:p text:style-name="P57">Import dati statici in <text:span text:style-name="T110">exec </text:span><text:span text:style-name="T25">(fatto)</text:span></text:p>
            </text:list-item>
            <text:list-item>
              <text:p text:style-name="P57">Import di routes <text:span text:style-name="T110">private </text:span>in <text:span text:style-name="T110">exec </text:span><text:span text:style-name="T25">(fatto)</text:span></text:p>
            </text:list-item>
            <text:list-item>
              <text:p text:style-name="P57">Rendering del template <text:span text:style-name="T25">(</text:span><text:span text:style-name="T26">fatto</text:span><text:span text:style-name="T25">)</text:span></text:p>
            </text:list-item>
            <text:list-item>
              <text:p text:style-name="P57">Chiamate di blogic <text:span text:style-name="T25">(fatto)</text:span></text:p>
            </text:list-item>
            <text:list-item>
              <text:p text:style-name="P58"><text:span text:style-name="T47">G</text:span><text:span text:style-name="T29">estione esterna della chiamata alla route</text:span><text:span text:style-name="T7"> </text:span><text:span text:style-name="T117">(</text:span><text:span text:style-name="T120">fatto</text:span><text:span text:style-name="T117">)</text:span></text:p>
            </text:list-item>
            <text:list-item>
              <text:p text:style-name="P59">Gestione completa dei vari tipi di errore e casi particolari <text:span text:style-name="T26">(fatto)</text:span></text:p>
            </text:list-item>
          </text:list>
        </text:list-item>
        <text:list-item>
          <text:p text:style-name="P57">Implementazione del logging su mysql <text:span text:style-name="T20">(fatto)</text:span></text:p>
        </text:list-item>
        <text:list-item>
          <text:p text:style-name="P57">Implementazione dell'inizializzazione con riconoscimento db per logging su db <text:span text:style-name="T20">(fatto)</text:span></text:p>
        </text:list-item>
        <text:list-item>
          <text:p text:style-name="P63"><text:span text:style-name="T48">I</text:span><text:span text:style-name="T29">ntercept degli errori lanciati dal php – notices, warnings, errors, e fatal</text:span><text:span text:style-name="T7"> </text:span><text:span text:style-name="T117">(</text:span><text:span text:style-name="T120">fatto</text:span><text:span text:style-name="T117">)</text:span></text:p>
        </text:list-item>
        <text:list-item>
          <text:p text:style-name="P64">Progettazione e implementazione della gestione della localizzazione <text:span text:style-name="T119">(</text:span><text:span text:style-name="T120">fatto</text:span><text:span text:style-name="T119">)</text:span></text:p>
        </text:list-item>
        <text:list-item>
          <text:p text:style-name="P64">Implementazione della lettura dei file .xml <text:span text:style-name="T119">(</text:span><text:span text:style-name="T118">fatto</text:span><text:span text:style-name="T119">)</text:span></text:p>
        </text:list-item>
        <text:list-item>
          <text:p text:style-name="P65"><text:span text:style-name="T29">Implementazione della lettura dei file .ini</text:span><text:span text:style-name="T7"> </text:span><text:span text:style-name="T117">(</text:span><text:span text:style-name="T118">fatto</text:span><text:span text:style-name="T117">)</text:span></text:p>
        </text:list-item>
        <text:list-item>
          <text:p text:style-name="P64">Progettazione e implementazione del classloader <text:span text:style-name="T21">(fatto)</text:span></text:p>
        </text:list-item>
        <text:list-item>
          <text:p text:style-name="P64">Implementazione comandi installer progetti in framework <text:span text:style-name="T112">(manca)</text:span></text:p>
        </text:list-item>
        <text:list-item>
          <text:p text:style-name="P64">Implementazione comandi per gestione route hash db <text:span text:style-name="T112">(manca)</text:span></text:p>
        </text:list-item>
        <text:list-item>
          <text:p text:style-name="P64">Implementazione comandi per check routes <text:span text:style-name="T112">(manca)</text:span></text:p>
        </text:list-item>
        <text:list-item>
          <text:p text:style-name="P64">Implementazione comandi per controllo e caching localizzazioni <text:span text:style-name="T112">(manca)</text:span></text:p>
        </text:list-item>
        <text:list-item>
          <text:p text:style-name="P62"><text:span text:style-name="T49">G</text:span><text:span text:style-name="T29">estione delle localizzazioni con supporto ai template </text:span><text:span text:style-name="T7">(fatto)</text:span></text:p>
        </text:list-item>
        <text:list-item>
          <text:p text:style-name="P66">Sistemare la gestione degli unit test in modo da avere una migliore visualizzazione degli errori con indicate per le failures anche il nome del test e la riga. <text:span text:style-name="T19">(fatto)</text:span></text:p>
        </text:list-item>
        <text:list-item>
          <text:p text:style-name="P65"><text:span text:style-name="T46">I</text:span><text:span text:style-name="T29">ntegrazione classi per la gestione di file e cartelle</text:span><text:span text:style-name="T7"> </text:span><text:span text:style-name="T117">(</text:span><text:span text:style-name="T121">fatto</text:span><text:span text:style-name="T117">)</text:span></text:p>
        </text:list-item>
        <text:list-item>
          <text:p text:style-name="P60">Integrazione della gestione dei task asincroni <text:span text:style-name="T111">(manca)</text:span></text:p>
        </text:list-item>
        <text:list-item>
          <text:p text:style-name="P61">Classi per la creazione di query al db<text:span text:style-name="T111"> </text:span><text:span text:style-name="T7">(</text:span><text:span text:style-name="T27">fatto</text:span><text:span text:style-name="T7">)</text:span></text:p>
        </text:list-item>
        <text:list-item>
          <text:p text:style-name="P61">Classi per l'utilizzo dei data object per le query al db<text:span text:style-name="T111"> </text:span><text:span text:style-name="T7">(</text:span><text:span text:style-name="T27">fatto, prima versione con classi Atlas</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21-01-17T18:07:17.455848655</dc:date>
    <dc:creator>Marco Bagnaresi</dc:creator>
    <meta:editing-duration>PT9H40M42S</meta:editing-duration>
    <meta:editing-cycles>117</meta:editing-cycles>
    <meta:generator>LibreOffice/5.0.3.2$Linux_X86_64 LibreOffice_project/00m0$Build-2</meta:generator>
    <meta:document-statistic meta:table-count="0" meta:image-count="0" meta:object-count="0" meta:page-count="22" meta:paragraph-count="395" meta:word-count="6833" meta:character-count="48937" meta:non-whitespace-character-count="39362"/>
  </office:meta>
</office:document-meta>
</file>